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 VF" svg:font-family="'Fira Code VF', Menlo, 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a212" officeooo:paragraph-rsid="001fa212"/>
    </style:style>
    <style:style style:name="P2" style:family="paragraph" style:parent-style-name="Standard">
      <style:text-properties officeooo:paragraph-rsid="001fa212"/>
    </style:style>
    <style:style style:name="P3" style:family="paragraph" style:parent-style-name="Text_20_body">
      <style:paragraph-properties fo:margin-top="0cm" fo:margin-bottom="0cm" style:contextual-spacing="false" fo:line-height="100%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02d138f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rsid="00335ab7" officeooo:paragraph-rsid="00335ab7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rsid="003418ff" officeooo:paragraph-rsid="003418ff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rsid="00351783" officeooo:paragraph-rsid="00351783"/>
    </style:style>
    <style:style style:name="P8" style:family="paragraph" style:parent-style-name="Text_20_body" style:list-style-name="L1">
      <style:paragraph-properties fo:margin-top="0cm" fo:margin-bottom="0cm" style:contextual-spacing="false" fo:line-height="100%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212529" loext:opacity="100%" style:font-name="Fira Code VF" fo:font-size="11.25pt" fo:letter-spacing="normal" fo:font-style="normal" fo:font-weight="normal" officeooo:paragraph-rsid="002d138f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rsid="00351783" officeooo:paragraph-rsid="00351783"/>
    </style:style>
    <style:style style:name="T1" style:family="text">
      <style:text-properties officeooo:rsid="001fa212"/>
    </style:style>
    <style:style style:name="T2" style:family="text">
      <style:text-properties fo:font-variant="normal" fo:text-transform="none" fo:color="#000088" loext:opacity="100%" style:font-name="Fira Code VF" fo:font-size="11.25pt" fo:letter-spacing="normal" fo:font-style="normal" fo:font-weight="normal"/>
    </style:style>
    <style:style style:name="T3" style:family="text">
      <style:text-properties fo:font-variant="normal" fo:text-transform="none" fo:color="#212529" loext:opacity="100%" fo:letter-spacing="normal"/>
    </style:style>
    <style:style style:name="T4" style:family="text">
      <style:text-properties fo:font-variant="normal" fo:text-transform="none" fo:color="#212529" loext:opacity="100%" style:font-name="Fira Code VF" fo:font-size="11.25pt" fo:letter-spacing="normal" fo:font-style="normal" fo:font-weight="normal"/>
    </style:style>
    <style:style style:name="T5" style:family="text">
      <style:text-properties fo:font-variant="normal" fo:text-transform="none" fo:color="#4070a0" loext:opacity="100%" style:font-name="Fira Code VF" fo:font-size="11.25pt" fo:letter-spacing="normal" fo:font-style="normal" fo:font-weight="normal"/>
    </style:style>
    <style:style style:name="T6" style:family="text">
      <style:text-properties officeooo:rsid="0020c486"/>
    </style:style>
    <style:style style:name="T7" style:family="text">
      <style:text-properties officeooo:rsid="0021c6fc"/>
    </style:style>
    <style:style style:name="T8" style:family="text">
      <style:text-properties officeooo:rsid="00236190"/>
    </style:style>
    <style:style style:name="T9" style:family="text">
      <style:text-properties officeooo:rsid="00250090"/>
    </style:style>
    <style:style style:name="T10" style:family="text">
      <style:text-properties officeooo:rsid="0026d87f"/>
    </style:style>
    <style:style style:name="T11" style:family="text">
      <style:text-properties officeooo:rsid="00283c4d"/>
    </style:style>
    <style:style style:name="T12" style:family="text">
      <style:text-properties officeooo:rsid="00299deb"/>
    </style:style>
    <style:style style:name="T13" style:family="text">
      <style:text-properties officeooo:rsid="002a6568"/>
    </style:style>
    <style:style style:name="T14" style:family="text">
      <style:text-properties officeooo:rsid="002bbc82"/>
    </style:style>
    <style:style style:name="T15" style:family="text">
      <style:text-properties officeooo:rsid="002d138f"/>
    </style:style>
    <style:style style:name="T16" style:family="text">
      <style:text-properties officeooo:rsid="002f0b49"/>
    </style:style>
    <style:style style:name="T17" style:family="text">
      <style:text-properties officeooo:rsid="002f65f8"/>
    </style:style>
    <style:style style:name="T18" style:family="text">
      <style:text-properties officeooo:rsid="003090ac"/>
    </style:style>
    <style:style style:name="T19" style:family="text">
      <style:text-properties officeooo:rsid="003270ac"/>
    </style:style>
    <style:style style:name="T20" style:family="text">
      <style:text-properties officeooo:rsid="0033e294"/>
    </style:style>
    <style:style style:name="T21" style:family="text">
      <style:text-properties officeooo:rsid="003418ff"/>
    </style:style>
    <style:style style:name="T22" style:family="text">
      <style:text-properties officeooo:rsid="00351363"/>
    </style:style>
    <style:style style:name="T23" style:family="text">
      <style:text-properties officeooo:rsid="0036212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Eigenschaften <text:span text:style-name="T6">von vue</text:span></text:p>
      <text:p text:style-name="P1">→ Reactivity</text:p>
      <text:p text:style-name="P2"><text:span text:style-name="T1"><text:tab/>→ </text:span>Vue verfolgt automatisch JavaScript-Statusänderungen und aktualisiert das DOM <text:tab/><text:tab/><text:tab/>effizient, wenn Änderungen auftreten.</text:p>
      <text:p text:style-name="P2"><text:tab/><text:tab/>→<text:span text:style-name="T1"> Wenn z.B. eine Variable geändert wird, wird das DOM automatisch </text:span></text:p>
      <text:p text:style-name="P2"><text:tab/><text:tab/><text:tab/><text:span text:style-name="T1">geändert.</text:span></text:p>
      <text:p text:style-name="P2">→<text:span text:style-name="T1"> Declarative Rendering</text:span></text:p>
      <text:p text:style-name="P2"><text:tab/>→<text:span text:style-name="T1"> HTML-Code wird um vue-Code erweitert, sodass der HTML Output anhand <text:tab/><text:tab/><text:tab/><text:tab/>von JavaScript-Zuständen erstellt wird.</text:span></text:p>
      <text:p text:style-name="P2"><text:tab/><text:tab/>→<text:span text:style-name="T1"> Beispiel: Durch eine for-Schleife im HTML-Code list-items erstellen.</text:span></text:p>
      <text:p text:style-name="P2"/>
      <text:p text:style-name="P3">- Einsatzmögichkeiten von vue</text:p>
      <text:p text:style-name="P3">→ Enhancing static HTML without a build step</text:p>
      <text:list xml:id="list1868401645" text:style-name="L1">
        <text:list-header>
          <text:p text:style-name="P8">→ Embedding as Web Components on any page</text:p>
        </text:list-header>
      </text:list>
      <text:p text:style-name="P3">→ Single-Page Application (SPA)</text:p>
      <text:list xml:id="list150850549787526" text:continue-numbering="true" text:style-name="L1">
        <text:list-header>
          <text:p text:style-name="P8">→ Fullstack / Server-Side-Rendering (SSR)</text:p>
          <text:p text:style-name="P8">→ Jamstack / Static-Site-Generation (SSG)</text:p>
          <text:p text:style-name="P8">→ Targeting desktop, mobile, WebGL or even the terminal</text:p>
        </text:list-header>
      </text:list>
      <text:p text:style-name="P3"/>
      <text:p text:style-name="P3">- <text:span text:style-name="T10">Komponenten</text:span></text:p>
      <text:p text:style-name="P3">→<text:span text:style-name="T11"> Mit HTML, JavaScript und CSS kann eine Komponente erstellt werden, bspw. </text:span></text:p>
      <text:p text:style-name="P3"><text:tab/><text:span text:style-name="T11">Ein Taschenrechner.</text:span></text:p>
      <text:p text:style-name="P3">→<text:span text:style-name="T11"> </text:span><text:span text:style-name="T12">Eine Komponente besteht aus: HTML, Styles (CSS) und Logik (JavaScript).</text:span></text:p>
      <text:p text:style-name="P3"><text:tab/>→<text:span text:style-name="T13"> In vue werden alle drei Technologien, die die Komponente benötigt, zusammen</text:span></text:p>
      <text:p text:style-name="P3"><text:tab/><text:tab/><text:span text:style-name="T13">gekapselt.</text:span></text:p>
      <text:p text:style-name="P3"/>
      <text:p text:style-name="P3">- Single File Components <text:span text:style-name="T7">(SFC)</text:span></text:p>
      <text:p text:style-name="P3">→ .<text:span text:style-name="T7">vue-Dateien.</text:span></text:p>
      <text:p text:style-name="P3">→<text:span text:style-name="T7"> Enthalten: Logik (JavaScript), template (HTML) und styles (CSS).</text:span></text:p>
      <text:p text:style-name="P3">→<text:span text:style-name="T7"> Benötigt ein Build-Setup.</text:span></text:p>
      <text:p text:style-name="P3"><text:tab/>→<text:span text:style-name="T7"> Zusammenfügen der einzelnen Komponenten.</text:span></text:p>
      <text:p text:style-name="P3"/>
      <text:p text:style-name="P3">- <text:span text:style-name="T8">Options- und Composition-API</text:span></text:p>
      <text:p text:style-name="P3">→<text:span text:style-name="T8"> </text:span><text:span text:style-name="T9">Options-API</text:span></text:p>
      <text:p text:style-name="P3"><text:tab/>→<text:span text:style-name="T9"> Komponenten werden durch Optionen Organisiert.</text:span></text:p>
      <text:p text:style-name="P3"><text:tab/><text:tab/>→<text:span text:style-name="T9"> Beispiele: data(), methods, computed… .</text:span></text:p>
      <text:p text:style-name="P3"/>
      <text:p text:style-name="P3">- <text:span text:style-name="T14">Ausführung einer vue-app</text:span></text:p>
      <text:p text:style-name="P3">→<text:span text:style-name="T14"> In HTML-Datei steht ein div-Element mit der id bspw. app.</text:span></text:p>
      <text:p text:style-name="P3"><text:tab/>→<text:span text:style-name="T14"> Hat der Browser alle benötigten Ressourcen wie css, JavaScript usw. geladen,</text:span></text:p>
      <text:p text:style-name="P3"><text:tab/><text:tab/><text:span text:style-name="T14">wir die vue-app in das Element mit der id=“app“ geladen.</text:span></text:p>
      <text:p text:style-name="P3"/>
      <text:p text:style-name="P3">- <text:span text:style-name="T14">Erstellung mit Build-Tools (cli)</text:span></text:p>
      <text:p text:style-name="P3">→<text:span text:style-name="T14"> In der Datei src/main.js wird die Root-Komponente der Funktion createApp()</text:span></text:p>
      <text:p text:style-name="P3"><text:tab/><text:span text:style-name="T14">übergeben. </text:span><text:span text:style-name="T15">Dann muss die Root-Komponente an das entsprechende div-Element,</text:span></text:p>
      <text:p text:style-name="P3"><text:tab/><text:span text:style-name="T15">im </text:span><text:span text:style-name="T17">DOM</text:span><text:span text:style-name="T15">, gemounted werden.</text:span></text:p>
      <text:p text:style-name="P3"><text:tab/><text:span text:style-name="T15">Beispiel:</text:span></text:p>
      <text:p text:style-name="P3"/>
      <text:p text:style-name="P4"><text:tab/><text:span text:style-name="T2">import</text:span><text:span text:style-name="T3"> </text:span><text:span text:style-name="T4">{</text:span><text:span text:style-name="T3"> </text:span><text:span text:style-name="T4">createApp</text:span><text:span text:style-name="T3"> </text:span><text:span text:style-name="T4">}</text:span><text:span text:style-name="T3"> </text:span><text:span text:style-name="T2">from</text:span><text:span text:style-name="T3"> </text:span><text:span text:style-name="T4">'</text:span><text:span text:style-name="T5">vue</text:span><text:span text:style-name="T4">';</text:span><text:span text:style-name="T3"> </text:span></text:p>
      <text:p text:style-name="P4"><text:span text:style-name="T4"><text:tab/></text:span><text:span text:style-name="T2">import</text:span><text:span text:style-name="T3"> </text:span><text:span text:style-name="T4">App</text:span><text:span text:style-name="T3"> </text:span><text:span text:style-name="T2">from</text:span><text:span text:style-name="T3"> </text:span><text:span text:style-name="T4">'</text:span><text:span text:style-name="T5">./App.vue</text:span><text:span text:style-name="T4">';</text:span><text:span text:style-name="T3"> </text:span></text:p>
      <text:p text:style-name="P9"><text:tab/></text:p>
      <text:p text:style-name="P4"><text:span text:style-name="T4"><text:tab/>createApp(App).mount('</text:span><text:span text:style-name="T5">#app</text:span><text:span text:style-name="T4">');</text:span></text:p>
      <text:p text:style-name="P3"><text:soft-page-break/><text:span text:style-name="T4"><text:tab/></text:span>→<text:span text:style-name="T16"> Die Root-Komponente App kann auch direkt in src/main.js implementiert </text:span></text:p>
      <text:p text:style-name="P3"><text:tab/><text:tab/><text:span text:style-name="T16">werden, anstatt sie zu importieren.</text:span></text:p>
      <text:p text:style-name="P3">→<text:span text:style-name="T18"> Nach dem Build müssen alle Dateien aus dem Ordner dist für den Browser/Client verfügbar </text:span></text:p>
      <text:p text:style-name="P3"><text:tab/><text:span text:style-name="T18">gemacht werden, sodass diese per http-request angefordert werden können, wenn </text:span></text:p>
      <text:p text:style-name="P3"><text:tab/><text:span text:style-name="T18">der Browser die HTML-Datei mit der id=“app“ geladen hat.</text:span></text:p>
      <text:p text:style-name="P3"><text:tab/>→<text:span text:style-name="T19"> Damit die Dateien im HTTP-Server durch http-requests abrufbar sind, müssen diese</text:span></text:p>
      <text:p text:style-name="P3"><text:tab/><text:tab/><text:span text:style-name="T19">in ein Ordner des HTTP-Servers kopiert werden, in denen alle Dateien stehen</text:span></text:p>
      <text:p text:style-name="P3"><text:tab/><text:tab/><text:span text:style-name="T19">die der Browser mit http-request abrufen kann.</text:span></text:p>
      <text:p text:style-name="P3"><text:tab/><text:tab/>→<text:span text:style-name="T19"> Beispiel: express.static(“Ordnername“);</text:span></text:p>
      <text:p text:style-name="P3"/>
      <text:p text:style-name="P5">- Andere Möglichkeiten vue zu integrieren</text:p>
      <text:p text:style-name="P5">→ Ein Build-Prozess ist nicht notwendig.</text:p>
      <text:p text:style-name="P5"><text:tab/>→ Es gibt auch andere Möglichkeiten vue zu integrieren.</text:p>
      <text:p text:style-name="P5">→ Möglichkeiten sind:</text:p>
      <text:p text:style-name="P5"><text:tab/>Standalone Script, Embedded Web Components, Single-Page Application (SPA),</text:p>
      <text:p text:style-name="P5"><text:tab/>Fullstack (SSR), JAMStack (SSG), <text:span text:style-name="T20">Beyond the Web (z.B. mobie- oder Desktop-Apps).</text:span></text:p>
      <text:p text:style-name="P5"/>
      <text:p text:style-name="P5">- <text:span text:style-name="T21">Standalone Scrip</text:span></text:p>
      <text:p text:style-name="P6">→ Script mit vue-app senden.</text:p>
      <text:p text:style-name="P6">→ Beispiel:</text:p>
      <text:p text:style-name="P6"><text:tab/>→ vue mit npm install -s vue installieren.</text:p>
      <text:p text:style-name="P6"><text:tab/>→ Die Datei node_modules/vue/dist/vue.global.prod.js in ein Ordner kopieren,</text:p>
      <text:p text:style-name="P6"><text:tab/><text:tab/>sodass der Browser die Datei per http-request anfragen kann.</text:p>
      <text:p text:style-name="P6"><text:tab/><text:tab/>→ Die Datei im HTML-Dokument anfordern:</text:p>
      <text:p text:style-name="P6"><text:tab/><text:tab/><text:tab/>&lt;script type="module"&gt;</text:p>
      <text:p text:style-name="P6"><text:s text:c="2"/><text:tab/><text:tab/><text:tab/><text:tab/>import { createApp } from “vue.<text:span text:style-name="T22">esm-browser</text:span>.prod.js“</text:p>
      <text:p text:style-name="P6"><text:s text:c="2"/><text:tab/><text:tab/><text:tab/><text:tab/>createApp().mount(“app“)</text:p>
      <text:p text:style-name="P6"><text:tab/><text:tab/><text:tab/>&lt;/script&gt;</text:p>
      <text:p text:style-name="P6"><text:tab/><text:tab/><text:tab/>→<text:span text:style-name="T22"> esm steht für Ecma Scrpt Module oder kurz ES Module.</text:span></text:p>
      <text:p text:style-name="P7"><text:tab/><text:tab/><text:tab/><text:tab/>→ Nur mit ESM ist import möglich.</text:p>
      <text:p text:style-name="P7"/>
      <text:p text:style-name="P7">--- <text:span text:style-name="T23">Router ---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 VF" svg:font-family="'Fira Code VF', Menlo, 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2:20:32.786691331</meta:creation-date>
    <meta:generator>LibreOffice/7.4.6.2$Linux_X86_64 LibreOffice_project/40$Build-2</meta:generator>
    <dc:date>2023-05-07T15:08:49.237459150</dc:date>
    <meta:editing-duration>PT5H6M35S</meta:editing-duration>
    <meta:editing-cycles>18</meta:editing-cycles>
    <meta:document-statistic meta:table-count="0" meta:image-count="0" meta:object-count="0" meta:page-count="2" meta:paragraph-count="72" meta:word-count="464" meta:character-count="3269" meta:non-whitespace-character-count="2793"/>
  </office:meta>
</office:document-meta>
</file>